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 Раздел: Красно-Черные Деревья</text:p>
      <text:p text:style-name="Standard">:page-toclevels: 3</text:p>
      <text:p text:style-name="Standard"/>
      <text:p text:style-name="Standard">// ... ваш теоретический текст ...</text:p>
      <text:p text:style-name="Standard"/>
      <text:p text:style-name="Standard">== Интерактивная практика</text:p>
      <text:p text:style-name="Standard"/>
      <text:p text:style-name="Standard">Чтобы лучше понять процесс балансировки КЧД, воспользуйтесь интерактивным визуализатором ниже:</text:p>
      <text:p text:style-name="Standard"/>
      <text:p text:style-name="Standard">[NOTE]</text:p>
      <text:p text:style-name="Standard">.Совет</text:p>
      <text:p text:style-name="Standard">Введите последовательность чисел, например, 5, 10, 15, 20, 25, чтобы увидеть, как дерево само себя балансирует.</text:p>
      <text:p text:style-name="Standard"/>
      <text:p text:style-name="Standard">++++</text:p>
      <text:p text:style-name="Standard">&lt;iframe src="attachments/rb_tree_visualizer.html" </text:p>
      <text:p text:style-name="Standard"><text:s text:c="8"/>style="width: 100%; height: 600px; border: 1px solid #ccc; border-radius: 8px;" </text:p>
      <text:p text:style-name="Standard"><text:s text:c="8"/>loading="lazy" </text:p>
      <text:p text:style-name="Standard"><text:s text:c="8"/>title="Визуализатор Красно-Черного Дерева"&gt;</text:p>
      <text:p text:style-name="Standard">&lt;/iframe&gt;</text:p>
      <text:p text:style-name="Standard">++++</text:p>
      <text:p text:style-name="Standard"/>
      <text:p text:style-name="Standard">**Вариант 2: Использование директивы `include` (Только если вы уверены в отсутствии конфликтов CSS)**</text:p>
      <text:p text:style-name="Standard"/>
      <text:p text:style-name="Standard">Если вы хотите, чтобы HTML-код был непосредственно встроен в страницу (без `iframe`), вы можете использовать:</text:p>
      <text:p text:style-name="Standard"/>
      <text:p text:style-name="Standard">```asciidoc</text:p>
      <text:p text:style-name="Standard">include::attachments/rb_tree_visualizer.html[]</text:p>
      <text:p text:style-name="Standard">Однако, **Variant 1 (`&lt;iframe&gt;`) предпочтительнее**, так как он гарантирует, что Tailwind CSS, используемый внутри визуализатора, не будет конфликтовать со стилями вашей книги Anto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1:24:12.991883400</meta:creation-date>
    <dc:date>2025-12-15T11:24:37.894431000</dc:date>
    <meta:editing-duration>PT27S</meta:editing-duration>
    <meta:editing-cycles>1</meta:editing-cycles>
    <meta:document-statistic meta:table-count="0" meta:image-count="0" meta:object-count="0" meta:page-count="1" meta:paragraph-count="20" meta:word-count="115" meta:character-count="1004" meta:non-whitespace-character-count="882"/>
    <meta:generator>LibreOffice/25.2.7.2$Windows_X86_64 LibreOffice_project/5cbfd1ab6520636bb5f7b99185aa69bd7456825d</meta:generator>
  </office:meta>
</office:document-meta>
</file>